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845cm"/>
    </style:style>
    <style:style style:name="gr2" style:family="graphic" style:parent-style-name="Standard_5f_1">
      <style:graphic-properties draw:stroke="none" svg:stroke-color="#000000" draw:fill="none" draw:fill-color="#ffffff" fo:min-height="7.25cm"/>
    </style:style>
    <style:style style:name="gr3" style:family="graphic" style:parent-style-name="Standard_5f_2">
      <style:graphic-properties draw:stroke="none" svg:stroke-color="#000000" draw:fill="none" draw:fill-color="#ffffff" fo:min-height="7.111cm"/>
    </style:style>
    <style:style style:name="gr4" style:family="graphic" style:parent-style-name="Standard_5f_1_5f_1">
      <style:graphic-properties draw:stroke="none" svg:stroke-color="#000000" draw:fill="none" draw:fill-color="#ffffff" fo:min-height="7.25cm"/>
    </style:style>
    <style:style style:name="gr5" style:family="graphic" style:parent-style-name="Standard_5f_1_5f_1_5f_1">
      <style:graphic-properties draw:stroke="none" svg:stroke-color="#000000" draw:fill="none" draw:fill-color="#ffffff" fo:min-height="7.25cm"/>
    </style:style>
    <style:style style:name="gr6" style:family="graphic" style:parent-style-name="Standard_5f_1_5f_1_5f_1_5f_1">
      <style:graphic-properties draw:stroke="none" svg:stroke-color="#000000" draw:fill="none" draw:fill-color="#ffffff" fo:min-height="7.25cm"/>
    </style:style>
    <style:style style:name="gr7" style:family="graphic" style:parent-style-name="Standard_5f_1">
      <style:graphic-properties draw:stroke="none" svg:stroke-color="#000000" draw:fill="none" draw:fill-color="#ffffff" fo:min-height="7.822cm"/>
    </style:style>
    <style:style style:name="gr8" style:family="graphic" style:parent-style-name="Standard_5f_1_5f_2">
      <style:graphic-properties draw:stroke="none" svg:stroke-color="#000000" draw:fill="none" draw:fill-color="#ffffff" fo:min-height="7.822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fo:font-size="12pt" fo:font-weight="normal" style:font-size-asian="18pt" style:font-weight-asian="normal" style:font-size-complex="18pt" style:font-weight-complex="normal"/>
    </style:style>
    <style:style style:name="P3" style:family="paragraph">
      <loext:graphic-properties draw:fill="none" draw:fill-color="#ffffff"/>
      <style:text-properties fo:font-weight="normal" style:font-weight-asian="normal" style:font-weight-complex="normal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a933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color="#2a6099" fo:font-weight="normal" style:font-weight-asian="normal" style:font-weight-complex="normal"/>
    </style:style>
    <style:style style:name="T4" style:family="text">
      <style:text-properties fo:color="#00a933" fo:font-weight="normal" style:font-weight-asian="normal" style:font-weight-complex="normal"/>
    </style:style>
    <style:style style:name="T5" style:family="text">
      <style:text-properties fo:color="#ff8000" fo:font-weight="normal" style:font-weight-asian="normal" style:font-weight-complex="normal"/>
    </style:style>
    <style:style style:name="T6" style:family="text">
      <style:text-properties fo:color="#808080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b2b2b2" fo:font-weight="normal" style:font-weight-asian="normal" style:font-weight-complex="normal"/>
    </style:style>
    <style:style style:name="T8" style:family="text">
      <style:text-properties fo:color="#808080" fo:font-weight="normal" style:font-weight-asian="normal" style:font-weight-complex="normal"/>
    </style:style>
    <style:style style:name="T9" style:family="text">
      <style:text-properties fo:color="#ff8000" fo:font-size="12pt" fo:font-weight="normal" style:font-size-asian="18pt" style:font-weight-asian="normal" style:font-size-complex="18pt" style:font-weight-complex="normal"/>
    </style:style>
    <style:style style:name="T10" style:family="text">
      <style:text-properties fo:color="#000000" fo:font-size="12pt" fo:font-weight="normal" style:font-size-asian="18pt" style:font-weight-asian="normal" style:font-size-complex="18pt" style:font-weight-complex="normal"/>
    </style:style>
    <style:style style:name="T11" style:family="text">
      <style:text-properties fo:color="#2a6099" fo:font-size="12pt" fo:font-weight="normal" style:font-size-asian="18pt" style:font-weight-asian="normal" style:font-size-complex="18pt" style:font-weight-complex="normal"/>
    </style:style>
    <style:style style:name="T12" style:family="text">
      <style:text-properties fo:color="#800080" fo:font-size="12pt" fo:font-weight="normal" style:font-size-asian="18pt" style:font-weight-asian="normal" style:font-size-complex="18pt" style:font-weight-complex="normal"/>
    </style:style>
    <style:style style:name="T13" style:family="text">
      <style:text-properties fo:color="#00a933" fo:font-size="12pt" fo:font-weight="normal" style:font-size-asian="18pt" style:font-weight-asian="normal" style:font-size-complex="18pt" style:font-weight-complex="normal"/>
    </style:style>
    <style:style style:name="T14" style:family="text">
      <style:text-properties fo:color="#808080" fo:font-size="12pt" fo:font-weight="normal" style:font-size-asian="18pt" style:font-weight-asian="normal" style:font-size-complex="18pt" style:font-weight-complex="normal"/>
    </style:style>
    <style:style style:name="T15" style:family="text">
      <style:text-properties fo:font-variant="normal" fo:text-transform="none" fo:color="#ff8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8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0000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808080" fo:font-weight="bold" style:font-weight-asian="bold" style:font-weight-complex="bold"/>
    </style:style>
    <style:style style:name="T19" style:family="text">
      <style:text-properties fo:color="#ff0000" fo:font-weight="bold" style:font-weight-asian="bold" style:font-weight-complex="bold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66666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a933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b2b2b2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1c1c1c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1c1c1c" fo:font-weight="normal" style:font-weight-asian="normal" style:font-weight-complex="normal"/>
    </style:style>
    <style:style style:name="T26" style:family="text">
      <style:text-properties fo:color="#666666" fo:font-weight="normal" style:font-weight-asian="normal" style:font-weight-complex="normal"/>
    </style:style>
    <style:style style:name="T27" style:family="text">
      <style:text-properties fo:font-variant="normal" fo:text-transform="none" fo:color="#999999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8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8cm" svg:height="3.095cm" svg:x="3.8cm" svg:y="3.6cm">
          <draw:text-box>
            <text:p><text:span text:style-name="T1">if(</text:span><text:span text:style-name="T2">3 &lt; 9</text:span><text:span text:style-name="T1">);</text:span></text:p>
            <text:p><text:span text:style-name="T3"/></text:p>
            <text:p><text:span text:style-name="T4">grün: boolescher Ausdruck (falsch)</text:span></text:p>
          </draw:text-box>
        </draw:frame>
      </draw:page>
      <draw:page draw:name="page2" draw:style-name="dp1" draw:master-page-name="Standard">
        <draw:frame draw:style-name="gr2" draw:text-style-name="P1" draw:layer="layout" svg:width="12.8cm" svg:height="7.5cm" svg:x="3.2cm" svg:y="2.2cm">
          <draw:text-box>
            <text:p><text:span text:style-name="T5">if</text:span><text:span text:style-name="T1">(</text:span><text:span text:style-name="T4">3 &lt; 9</text:span><text:span text:style-name="T1">)</text:span><text:span text:style-name="T6">{</text:span></text:p>
            <text:p><text:span text:style-name="T6"><text:tab/></text:span><text:span text:style-name="T6">++a;</text:span></text:p>
            <text:p><text:span text:style-name="T6">}</text:span></text:p>
            <text:p><text:span text:style-name="T7"/></text:p>
            <text:p><text:span text:style-name="T5">orange: if Schlüsselwort</text:span></text:p>
            <text:p><text:span text:style-name="T4">grün: boolescher Ausdruck</text:span></text:p>
            <text:p><text:span text:style-name="T8">grau: Code block</text:span></text:p>
          </draw:text-box>
        </draw:frame>
      </draw:page>
      <draw:page draw:name="page3" draw:style-name="dp1" draw:master-page-name="Standard">
        <draw:frame draw:style-name="gr3" draw:text-style-name="P2" draw:layer="layout" svg:width="17.6cm" svg:height="7.361cm" svg:x="1.3cm" svg:y="1.7cm">
          <draw:text-box>
            <text:p><text:span text:style-name="T9">switch</text:span><text:span text:style-name="T10">(</text:span><text:span text:style-name="T11">mark</text:span><text:span text:style-name="T10">) {</text:span></text:p>
            <text:p><text:span text:style-name="T11"><text:tab/></text:span><text:span text:style-name="T11"><text:tab/></text:span><text:span text:style-name="T11"><text:tab/></text:span><text:span text:style-name="T9">case</text:span><text:span text:style-name="T12"> </text:span><text:span text:style-name="T13">'A'</text:span><text:span text:style-name="T10">:</text:span><text:span text:style-name="T14">{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System.out.println("perfect"); break;</text:span></text:p>
            <text:p><text:span text:style-name="T14"><text:tab/></text:span><text:span text:style-name="T14"><text:tab/></text:span><text:span text:style-name="T14"><text:tab/></text:span><text:span text:style-name="T14">}</text:span></text:p>
            <text:p><text:span text:style-name="T11"><text:tab/></text:span><text:span text:style-name="T11"><text:tab/></text:span><text:span text:style-name="T11"><text:tab/></text:span><text:span text:style-name="T9">case</text:span><text:span text:style-name="T12"> </text:span><text:span text:style-name="T13">'B'</text:span><text:span text:style-name="T10">:</text:span><text:span text:style-name="T14">{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System.out.println("very good"); break;</text:span></text:p>
            <text:p><text:span text:style-name="T14"><text:tab/></text:span><text:span text:style-name="T14"><text:tab/></text:span><text:span text:style-name="T14"><text:tab/></text:span><text:span text:style-name="T14">}</text:span></text:p>
            <text:p><text:span text:style-name="T11"><text:tab/></text:span><text:span text:style-name="T11"><text:tab/></text:span><text:span text:style-name="T11"><text:tab/></text:span><text:span text:style-name="T9">case</text:span><text:span text:style-name="T12"> </text:span><text:span text:style-name="T13">'C'</text:span><text:span text:style-name="T10">:</text:span><text:span text:style-name="T14">{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System.out.println("good"); break;</text:span></text:p>
            <text:p><text:span text:style-name="T14"><text:tab/></text:span><text:span text:style-name="T14"><text:tab/></text:span><text:span text:style-name="T14"><text:tab/></text:span><text:span text:style-name="T14">}</text:span></text:p>
            <text:p><text:span text:style-name="T10">}</text:span></text:p>
            <text:p><text:span text:style-name="T15">orange: switch Schlüsselwort, case </text:span><text:span text:style-name="T9">Schlüsselwort</text:span></text:p>
            <text:p><text:span text:style-name="T11">blue: switch Variable</text:span></text:p>
            <text:p><text:span text:style-name="T13">grün: Werte (passen zu switch-Variable)</text:span></text:p>
            <text:p><text:span text:style-name="T14">grau: Code block</text:span></text:p>
          </draw:text-box>
        </draw:frame>
      </draw:page>
      <draw:page draw:name="page4" draw:style-name="dp1" draw:master-page-name="Standard">
        <draw:frame draw:style-name="gr2" draw:text-style-name="P3" draw:layer="layout" svg:width="12.8cm" svg:height="7.5cm" svg:x="3.7cm" svg:y="2.7cm">
          <draw:text-box>
            <text:p><text:span text:style-name="T5">while</text:span><text:span text:style-name="T1">(</text:span><text:span text:style-name="T4">false</text:span><text:span text:style-name="T1">)</text:span><text:span text:style-name="T8">{</text:span></text:p>
            <text:p><text:span text:style-name="T8">}</text:span></text:p>
            <text:p><text:span text:style-name="T3"/></text:p>
            <text:p><text:span text:style-name="T16">orange: while </text:span><text:span text:style-name="T5">Schlüsselwort</text:span></text:p>
            <text:p><text:span text:style-name="T4">grün: boolescher Ausdruck</text:span></text:p>
            <text:p><text:span text:style-name="T8">grau: Code block</text:span></text:p>
          </draw:text-box>
        </draw:frame>
      </draw:page>
      <draw:page draw:name="page5" draw:style-name="dp1" draw:master-page-name="Standard">
        <draw:frame draw:style-name="gr4" draw:text-style-name="P1" draw:layer="layout" svg:width="12.8cm" svg:height="7.5cm" svg:x="3.5cm" svg:y="2.7cm">
          <draw:text-box>
            <text:p text:style-name="P4"><text:span text:style-name="T16">do</text:span><text:span text:style-name="T17"> </text:span><text:span text:style-name="T8">{</text:span></text:p>
            <text:p text:style-name="P4"><text:span text:style-name="T18"/></text:p>
            <text:p><text:span text:style-name="T8">}</text:span><text:span text:style-name="T19"> </text:span><text:span text:style-name="T5">while</text:span><text:span text:style-name="T1">(</text:span><text:span text:style-name="T4">3 &lt; 9</text:span><text:span text:style-name="T1">);</text:span></text:p>
            <text:p><text:span text:style-name="T3"/></text:p>
            <text:p><text:span text:style-name="T16">orange: do und while </text:span><text:span text:style-name="T5">Schlüsselwort</text:span></text:p>
            <text:p><text:span text:style-name="T4">grün: boolescher Ausdruck</text:span></text:p>
            <text:p><text:span text:style-name="T8">grau: Code block</text:span></text:p>
          </draw:text-box>
        </draw:frame>
      </draw:page>
      <draw:page draw:name="page6" draw:style-name="dp1" draw:master-page-name="Standard">
        <draw:frame draw:style-name="gr5" draw:text-style-name="P1" draw:layer="layout" svg:width="12.8cm" svg:height="7.5cm" svg:x="3.5cm" svg:y="2.7cm">
          <draw:text-box>
            <text:p text:style-name="P4"><text:span text:style-name="T16">for</text:span><text:span text:style-name="T20">(</text:span><text:span text:style-name="T21">int i=0</text:span><text:span text:style-name="T20">;</text:span><text:span text:style-name="T22">i&lt;10</text:span><text:span text:style-name="T20">;</text:span><text:span text:style-name="T23">i++</text:span><text:span text:style-name="T24">)</text:span><text:span text:style-name="T25">{</text:span></text:p>
            <text:p text:style-name="P4"><text:span text:style-name="T25"/></text:p>
            <text:p><text:span text:style-name="T25">}</text:span></text:p>
            <text:p><text:span text:style-name="T3"/></text:p>
            <text:p><text:span text:style-name="T16">orange: for </text:span><text:span text:style-name="T5">Schlüsselwort</text:span></text:p>
            <text:p><text:span text:style-name="T21">dunkles grau: Variablendefinition </text:span></text:p>
            <text:p><text:span text:style-name="T21"><text:s text:c="22"/></text:span><text:span text:style-name="T26">(Zählvariable)</text:span></text:p>
            <text:p><text:span text:style-name="T4">grün: boolescher Ausdruck</text:span></text:p>
            <text:p><text:span text:style-name="T7">helles grau: Inkrement</text:span></text:p>
          </draw:text-box>
        </draw:frame>
      </draw:page>
      <draw:page draw:name="page7" draw:style-name="dp1" draw:master-page-name="Standard">
        <draw:frame draw:style-name="gr6" draw:text-style-name="P1" draw:layer="layout" svg:width="12.8cm" svg:height="7.5cm" svg:x="3.6cm" svg:y="2.7cm">
          <draw:text-box>
            <text:p text:style-name="P4"><text:span text:style-name="T16">for</text:span><text:span text:style-name="T20">(</text:span><text:span text:style-name="T21">int i</text:span><text:span text:style-name="T20">: </text:span><text:span text:style-name="T27">array</text:span><text:span text:style-name="T24">)</text:span><text:span text:style-name="T25">{</text:span></text:p>
            <text:p text:style-name="P4"><text:span text:style-name="T25"/></text:p>
            <text:p><text:span text:style-name="T25">}</text:span></text:p>
            <text:p><text:span text:style-name="T3"/></text:p>
            <text:p><text:span text:style-name="T16">orange: for </text:span><text:span text:style-name="T5">Schlüsselwort</text:span></text:p>
            <text:p text:style-name="P4"><text:span text:style-name="T21">dunkles grau: Variablendefinition </text:span></text:p>
            <text:p><text:span text:style-name="T21"><text:s text:c="22"/></text:span><text:span text:style-name="T26">(Iterationsvariable)</text:span></text:p>
            <text:p><text:span text:style-name="T7">helles grau: Array</text:span></text:p>
          </draw:text-box>
        </draw:frame>
      </draw:page>
      <draw:page draw:name="page8" draw:style-name="dp1" draw:master-page-name="Standard">
        <draw:frame draw:style-name="gr7" draw:text-style-name="P1" draw:layer="layout" svg:width="13.7cm" svg:height="8.072cm" svg:x="0.8cm" svg:y="1.528cm">
          <draw:text-box>
            <text:p><text:span text:style-name="T1">while(a &lt; 10){</text:span></text:p>
            <text:p><text:span text:style-name="T1"><text:tab/></text:span><text:span text:style-name="T1">if(a%2==0){</text:span></text:p>
            <text:p><text:span text:style-name="T1"><text:tab/></text:span><text:span text:style-name="T1"><text:tab/></text:span><text:span text:style-name="T1"><text:tab/></text:span><text:span text:style-name="T1">System.out.println(a+" is even");</text:span><text:span text:style-name="T1"><text:tab/></text:span><text:span text:style-name="T1"><text:tab/></text:span><text:span text:style-name="T1"><text:tab/></text:span><text:span text:style-name="T28">continue</text:span><text:span text:style-name="T18">;</text:span><text:span text:style-name="T1"><text:tab/></text:span></text:p>
            <text:p><text:span text:style-name="T1"><text:tab/></text:span><text:span text:style-name="T1">}</text:span></text:p>
            <text:p><text:span text:style-name="T1"><text:tab/></text:span><text:span text:style-name="T1">++a;</text:span></text:p>
            <text:p><text:span text:style-name="T1">}</text:span></text:p>
            <text:p><text:span text:style-name="T3"/></text:p>
            <text:p><text:span text:style-name="T16">orange: continue </text:span><text:span text:style-name="T5">Schlüsselwort</text:span></text:p>
          </draw:text-box>
        </draw:frame>
      </draw:page>
      <draw:page draw:name="page9" draw:style-name="dp1" draw:master-page-name="Standard">
        <draw:frame draw:style-name="gr8" draw:text-style-name="P1" draw:layer="layout" svg:width="13.7cm" svg:height="8.072cm" svg:x="3.893cm" svg:y="2.16cm">
          <draw:text-box>
            <text:p><text:span text:style-name="T1">while(true){</text:span></text:p>
            <text:p><text:span text:style-name="T1"><text:tab/></text:span><text:span text:style-name="T1">if(a &gt;= 10){</text:span></text:p>
            <text:p><text:span text:style-name="T20"><text:tab/></text:span><text:span text:style-name="T20"><text:tab/></text:span><text:span text:style-name="T16">break</text:span><text:span text:style-name="T18">;</text:span><text:span text:style-name="T1"><text:tab/></text:span></text:p>
            <text:p><text:span text:style-name="T1"><text:tab/></text:span><text:span text:style-name="T1">}</text:span></text:p>
            <text:p><text:span text:style-name="T1"><text:tab/></text:span><text:span text:style-name="T1">++a;</text:span></text:p>
            <text:p><text:span text:style-name="T1">}</text:span></text:p>
            <text:p><text:span text:style-name="T3"/></text:p>
            <text:p><text:span text:style-name="T16">orange: break </text:span><text:span text:style-name="T5">Schlüsselwor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2" style:display-name="Standard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" style:display-name="Standard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" style:display-name="Standard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_5f_1_5f_1" style:display-name="Standard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1_5f_1" style:display-name="Standard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3" style:display-name="Standard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3" style:display-name="Standard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2T15:54:23.874000000</meta:creation-date>
    <meta:generator>LibreOffice/6.2.3.2$Windows_X86_64 LibreOffice_project/aecc05fe267cc68dde00352a451aa867b3b546ac</meta:generator>
    <dc:date>2019-05-27T02:40:31.778000000</dc:date>
    <meta:editing-duration>PT51M36S</meta:editing-duration>
    <meta:editing-cycles>73</meta:editing-cycles>
    <meta:document-statistic meta:object-count="9"/>
  </office:meta>
</office:document-meta>
</file>